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Frame">
      <style:graphic-properties style:vertical-pos="top" style:vertical-rel="paragraph-content" style:horizontal-pos="center" style:horizontal-rel="paragraph" fo:background-color="#c08000" style:background-transparency="50%" draw:fill="gradient" draw:fill-gradient-name="Sunburst" draw:fill-image-width="0cm" draw:fill-image-height="0cm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width="5.512cm" draw:z-index="0"><draw:text-box fo:min-height="3.967cm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olán McNamara</meta:initial-creator>
    <meta:creation-date>2015-04-13T21:00:02.004164839</meta:creation-date>
    <dc:date>2015-04-13T21:00:39.949343400</dc:date>
    <dc:creator>Caolán McNamara</dc:creator>
    <meta:editing-duration>PT3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4.5.0.0.alpha0$Linux_X86_64 LibreOffice_project/bca8d8985666d3fd22b91eb280f9baaeb933c2d0</meta:generator>
  </office:meta>
</office:document-meta>
</file>